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loext:graphic-properties draw:fill="solid" draw:fill-color="#f0f3f3" draw:opacity="100%"/>
      <style:paragraph-properties fo:margin-top="0cm" fo:margin-bottom="0.499cm" style:contextual-spacing="false" fo:background-color="#f0f3f3"/>
    </style:style>
    <style:style style:name="P3" style:family="paragraph" style:parent-style-name="Standard">
      <style:paragraph-properties fo:text-align="start" style:justify-single-word="false"/>
      <style:text-properties officeooo:paragraph-rsid="001d2e5a"/>
    </style:style>
    <style:style style:name="P4" style:family="paragraph" style:parent-style-name="Text_20_body">
      <style:paragraph-properties fo:text-align="start" style:justify-single-word="false"/>
      <style:text-properties officeooo:paragraph-rsid="001d2e5a"/>
    </style:style>
    <style:style style:name="P5" style:family="paragraph" style:parent-style-name="Text_20_body">
      <style:paragraph-properties fo:text-align="start" style:justify-single-word="false"/>
      <style:text-properties officeooo:paragraph-rsid="001e172f"/>
    </style:style>
    <style:style style:name="P6" style:family="paragraph" style:parent-style-name="Preformatted_20_Text">
      <style:paragraph-properties fo:text-align="start" style:justify-single-word="false"/>
      <style:text-properties officeooo:paragraph-rsid="001a21a1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1a21a1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235061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23fea8"/>
    </style:style>
    <style:style style:name="P10" style:family="paragraph" style:parent-style-name="Text_20_body">
      <style:paragraph-properties fo:text-align="start" style:justify-single-word="false"/>
      <style:text-properties officeooo:paragraph-rsid="0023fea8"/>
    </style:style>
    <style:style style:name="P11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1a21a1" officeooo:paragraph-rsid="001a21a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1a1" officeooo:paragraph-rsid="001a21a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179e" officeooo:paragraph-rsid="001d179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21a1" officeooo:paragraph-rsid="001a21a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a21a1" officeooo:paragraph-rsid="001a21a1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3pt" style:text-underline-style="solid" style:text-underline-width="auto" style:text-underline-color="font-color" fo:font-weight="bold" officeooo:rsid="001a21a1" officeooo:paragraph-rsid="001a21a1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a21a1" officeooo:paragraph-rsid="001a21a1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d179e" officeooo:paragraph-rsid="001d179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d2e5a" officeooo:paragraph-rsid="001d2e5a" style:font-size-asian="10.5pt" style:font-weight-asian="normal" style:font-size-complex="12pt" style:font-weight-complex="normal"/>
    </style:style>
    <style:style style:name="P20" style:family="paragraph" style:parent-style-name="Preformatted_20_Text">
      <loext:graphic-properties draw:fill="solid" draw:fill-color="#f0f3f3" draw:opacity="100%"/>
      <style:paragraph-properties fo:background-color="#f0f3f3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style:text-underline-style="none" fo:font-weight="normal" officeooo:rsid="001a21a1" officeooo:paragraph-rsid="00235061" style:font-size-asian="10.5pt" style:font-weight-asian="normal" style:font-size-complex="12pt" style:font-weight-complex="normal"/>
    </style:style>
    <style:style style:name="T1" style:family="text">
      <style:text-properties fo:font-size="12pt" style:text-underline-style="none" fo:font-weight="normal" officeooo:rsid="001a21a1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235061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23fea8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a21a1" style:font-size-asian="12pt" style:font-size-complex="12pt"/>
    </style:style>
    <style:style style:name="T6" style:family="text">
      <style:text-properties fo:font-size="12pt" officeooo:rsid="0023fea8" style:font-size-asian="12pt" style:font-size-complex="12pt"/>
    </style:style>
    <style:style style:name="T7" style:family="text">
      <style:text-properties style:font-size-asian="12pt"/>
    </style:style>
    <style:style style:name="T8" style:family="text">
      <style:text-properties officeooo:rsid="001d2e5a"/>
    </style:style>
    <style:style style:name="T9" style:family="text">
      <style:text-properties style:font-name="Liberation Mono"/>
    </style:style>
    <style:style style:name="T10" style:family="text">
      <style:text-properties style:font-name="Liberation Mono" fo:font-size="12pt" style:text-underline-style="none" fo:font-weight="normal" officeooo:rsid="001d2e5a" style:font-size-asian="10.5pt" style:font-weight-asian="normal" style:font-size-complex="12pt" style:font-weight-complex="normal"/>
    </style:style>
    <style:style style:name="T11" style:family="text">
      <style:text-properties style:font-name="Liberation Mono" fo:font-size="12pt" style:text-underline-style="none" fo:font-weight="normal" officeooo:rsid="0023fea8" style:font-size-asian="10.5pt" style:font-weight-asian="normal" style:font-size-complex="12pt" style:font-weight-complex="normal"/>
    </style:style>
    <style:style style:name="T12" style:family="text">
      <style:text-properties style:font-name="Liberation Mono" officeooo:rsid="00235061"/>
    </style:style>
    <style:style style:name="T13" style:family="text">
      <style:text-properties style:font-name="Liberation Mono" officeooo:rsid="001d2e5a"/>
    </style:style>
    <style:style style:name="T14" style:family="text">
      <style:text-properties officeooo:rsid="001e172f"/>
    </style:style>
    <style:style style:name="T15" style:family="text">
      <style:text-properties fo:color="#bb4444" loext:opacity="100%" fo:font-size="12pt" style:text-underline-style="none" fo:font-weight="normal" officeooo:rsid="001a21a1" style:font-size-asian="10.5pt" style:font-weight-asian="normal" style:font-size-complex="12pt" style:font-weight-complex="normal"/>
    </style:style>
    <style:style style:name="T16" style:family="text">
      <style:text-properties fo:color="#aa22ff" loext:opacity="100%" fo:font-size="12pt" style:text-underline-style="none" fo:font-weight="normal" officeooo:rsid="001a21a1" style:font-size-asian="10.5pt" style:font-weight-asian="normal" style:font-size-complex="12pt" style:font-weight-complex="normal"/>
    </style:style>
    <style:style style:name="T17" style:family="text">
      <style:text-properties fo:color="#aa22ff" loext:opacity="100%" fo:font-size="12pt" style:text-underline-style="none" fo:font-weight="bold" officeooo:rsid="001a21a1" style:font-size-asian="10.5pt" style:font-weight-asian="normal" style:font-size-complex="12pt" style:font-weight-complex="normal"/>
    </style:style>
    <style:style style:name="T18" style:family="text">
      <style:text-properties fo:color="#666666" loext:opacity="100%" fo:font-size="12pt" style:text-underline-style="none" fo:font-weight="normal" officeooo:rsid="001a21a1" style:font-size-asian="10.5pt" style:font-weight-asian="normal" style:font-size-complex="12pt" style:font-weight-complex="normal"/>
    </style:style>
    <style:style style:name="T19" style:family="text">
      <style:text-properties officeooo:rsid="0023fea8"/>
    </style:style>
    <style:style style:name="T20" style:family="text">
      <style:text-properties fo:color="#000099" loext:opacity="100%" fo:font-size="12pt" fo:font-weight="bold" style:font-size-asian="12pt" style:font-size-complex="12pt"/>
    </style:style>
    <style:style style:name="T21" style:family="text">
      <style:text-properties fo:color="#ff6600" loext:opacity="100%" fo:font-size="12pt" style:font-size-asian="12pt" style:font-size-complex="12pt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officeooo:rsid="0023fea8" fo:background-color="transparent" loext:char-shading-value="0"/>
    </style:style>
    <style:style style:name="T24" style:family="text">
      <style:text-properties fo:color="#000000" loext:opacity="100%" fo:font-size="12pt" style:font-size-asian="12pt" style:font-size-complex="12pt"/>
    </style:style>
    <style:style style:name="T25" style:family="text">
      <style:text-properties fo:color="#000000" loext:opacity="100%" fo:font-size="12pt" officeooo:rsid="0023fea8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Mosip Deployments ON-PREM</text:p>
      <text:p text:style-name="P16"/>
      <text:p text:style-name="P15">1. Install KUBECTL</text:p>
      <text:p text:style-name="P7"><text:span text:style-name="T2">$ </text:span><text:span text:style-name="Source_20_Text"><text:span text:style-name="T1">curl -LO </text:span></text:span><text:span text:style-name="Source_20_Text"><text:span text:style-name="T15">"https://dl.k8s.io/release/</text:span></text:span><text:span text:style-name="Source_20_Text"><text:span text:style-name="T17">$(</text:span></text:span><text:span text:style-name="Source_20_Text"><text:span text:style-name="T1">curl -L -s https://dl.k8s.io/release/stable.txt</text:span></text:span><text:span text:style-name="Source_20_Text"><text:span text:style-name="T17">)</text:span></text:span><text:span text:style-name="Source_20_Text"><text:span text:style-name="T15">/bin/linux/amd64/kubectl"</text:span></text:span></text:p>
      <text:p text:style-name="P8"><text:span text:style-name="T1">$ </text:span><text:span text:style-name="Source_20_Text"><text:span text:style-name="T1">curl -LO </text:span></text:span><text:span text:style-name="Source_20_Text"><text:span text:style-name="T15">"https://dl.k8s.io/</text:span></text:span><text:span text:style-name="Source_20_Text"><text:span text:style-name="T17">$(</text:span></text:span><text:span text:style-name="Source_20_Text"><text:span text:style-name="T1">curl -L -s https://dl.k8s.io/release/stable.txt</text:span></text:span><text:span text:style-name="Source_20_Text"><text:span text:style-name="T17">)</text:span></text:span><text:span text:style-name="Source_20_Text"><text:span text:style-name="T15">/bin/linux/amd64/kubectl.sha256"</text:span></text:span></text:p>
      <text:p text:style-name="P8"><text:span text:style-name="T1">$ </text:span><text:span text:style-name="Source_20_Text"><text:span text:style-name="T16">echo</text:span></text:span><text:span text:style-name="Source_20_Text"><text:span text:style-name="T1"> </text:span></text:span><text:span text:style-name="Source_20_Text"><text:span text:style-name="T15">"</text:span></text:span><text:span text:style-name="Source_20_Text"><text:span text:style-name="T17">$(</text:span></text:span><text:span text:style-name="Source_20_Text"><text:span text:style-name="T1">cat kubectl.sha256</text:span></text:span><text:span text:style-name="Source_20_Text"><text:span text:style-name="T17">)</text:span></text:span><text:span text:style-name="Source_20_Text"><text:span text:style-name="T15"> <text:s/>kubectl"</text:span></text:span><text:span text:style-name="Source_20_Text"><text:span text:style-name="T1"> | sha256sum --check</text:span></text:span></text:p>
      <text:p text:style-name="P8"><text:span text:style-name="T1">$ </text:span><text:span text:style-name="Source_20_Text"><text:span text:style-name="T1">sudo install -o root -g root -m </text:span></text:span><text:span text:style-name="Source_20_Text"><text:span text:style-name="T18">0755</text:span></text:span><text:span text:style-name="Source_20_Text"><text:span text:style-name="T1"> kubectl /usr/local/bin/kubectl</text:span></text:span></text:p>
      <text:p text:style-name="P21"/>
      <text:p text:style-name="P9"><text:span text:style-name="Source_20_Text"><text:span text:style-name="T3">$ kubectl version --client --output=yaml</text:span></text:span></text:p>
      <text:p text:style-name="P9"><text:span text:style-name="Source_20_Text"><text:span text:style-name="T3"/></text:span></text:p>
      <text:p text:style-name="P15">2. Install HELM</text:p>
      <text:p text:style-name="P14"/>
      <text:p text:style-name="P6"><text:span text:style-name="Source_20_Text"><text:span text:style-name="T20">$</text:span></text:span><text:span text:style-name="Source_20_Text"><text:span text:style-name="T4"> curl -fsSL -o get_helm.sh https://raw.githubusercontent.com/helm/helm/main/scripts/get-helm-3</text:span></text:span></text:p>
      <text:p text:style-name="P20"><text:span text:style-name="Source_20_Text"><text:span text:style-name="T20">$</text:span></text:span><text:span text:style-name="Source_20_Text"><text:span text:style-name="T4"> chmod </text:span></text:span><text:span text:style-name="Source_20_Text"><text:span text:style-name="T21">700</text:span></text:span><text:span text:style-name="Source_20_Text"><text:span text:style-name="T4"> get_helm.sh</text:span></text:span></text:p>
      <text:p text:style-name="P2"><text:span text:style-name="Source_20_Text"><text:span text:style-name="T20">$</text:span></text:span><text:span text:style-name="Source_20_Text"><text:span text:style-name="T4"> ./get_helm.sh</text:span></text:span></text:p>
      <text:p text:style-name="P6"><text:span text:style-name="Source_20_Text"><text:span text:style-name="T4"/></text:span></text:p>
      <text:p text:style-name="P12">3. Install RKE</text:p>
      <text:p text:style-name="P11"><text:span text:style-name="Source_20_Text"><text:span text:style-name="T7"/></text:span></text:p>
      <text:p text:style-name="P11"><text:span text:style-name="Source_20_Text"><text:span text:style-name="T7">$ curl -s https://api.github.com/repos/rancher/rke/releases/latest | grep download_url | grep amd64 | cut -d '"' -f 4 | wget -qi -</text:span></text:span></text:p>
      <text:p text:style-name="Preformatted_20_Text"><text:span text:style-name="Source_20_Text"><text:span text:style-name="T5">$ </text:span></text:span><text:span text:style-name="Source_20_Text"><text:span text:style-name="T4">chmod +x rke_linux-amd64</text:span></text:span></text:p>
      <text:p text:style-name="Preformatted_20_Text"><text:span text:style-name="Source_20_Text"><text:span text:style-name="T5">$ </text:span></text:span><text:span text:style-name="Source_20_Text"><text:span text:style-name="T4">sudo mv rke_linux-amd64 /usr/local/bin/rke</text:span></text:span></text:p>
      <text:p text:style-name="P1"><text:span text:style-name="Source_20_Text"><text:span text:style-name="T5">$ </text:span></text:span><text:span text:style-name="Source_20_Text"><text:span text:style-name="T4">rke --version</text:span></text:span></text:p>
      <text:p text:style-name="P13"><text:span text:style-name="T12">4.</text:span><text:span text:style-name="T9"> </text:span><text:span text:style-name="T13">generate ssh key and copy on to the worker nodes</text:span></text:p>
      <text:p text:style-name="P18"/>
      <text:p text:style-name="P19">$ ssh-keygen -t rsa</text:p>
      <text:p text:style-name="P19">$ ssh-copy-id &lt;remote-user&gt;@&lt;remote-ip&gt;</text:p>
      <text:p text:style-name="P19"/>
      <text:p text:style-name="P3"><text:span text:style-name="T11">5</text:span><text:span text:style-name="T10">. </text:span>Install docker on the remote node. Using the following command</text:p>
      <text:p text:style-name="P3"/>
      <text:p text:style-name="P4"><text:span text:style-name="Source_20_Text"><text:span text:style-name="T8">$ </text:span></text:span><text:span text:style-name="Source_20_Text">sudo apt install updates -y</text:span> </text:p>
      <text:p text:style-name="P4"><text:span text:style-name="Source_20_Text"><text:span text:style-name="T8">$ </text:span></text:span><text:span text:style-name="Source_20_Text">sudo apt install docker.io</text:span></text:p>
      <text:p text:style-name="P4"><text:span text:style-name="Source_20_Text"><text:span text:style-name="T8">$ </text:span></text:span><text:span text:style-name="Source_20_Text">sudo usermod -aG docker $USER</text:span></text:p>
      <text:p text:style-name="P4"><text:span text:style-name="Source_20_Text"><text:span text:style-name="T8">Now reboot the machine and check</text:span></text:span></text:p>
      <text:p text:style-name="P4"><text:span text:style-name="Source_20_Text"><text:span text:style-name="T8">$ docker stats</text:span></text:span></text:p>
      <text:p text:style-name="P5"><text:span text:style-name="Source_20_Text"><text:span text:style-name="T19">6</text:span></text:span><text:span text:style-name="Source_20_Text"><text:span text:style-name="T14">. on remote nodes</text:span></text:span></text:p>
      <text:p text:style-name="P5"><text:span text:style-name="Source_20_Text"><text:span text:style-name="T14">$ ufw disable</text:span></text:span></text:p>
      <text:p text:style-name="P5"><text:span text:style-name="Source_20_Text"><text:span text:style-name="T14">$ swapoff -a; sed -i '/swap/d' /etc/fstab</text:span></text:span></text:p>
      <text:p text:style-name="P4"><text:span text:style-name="Source_20_Text"/></text:p>
      <text:p text:style-name="P4"><text:soft-page-break/><text:span text:style-name="Source_20_Text"><text:span text:style-name="T19">7</text:span></text:span><text:span text:style-name="Source_20_Text"><text:span text:style-name="T8">. Configure the cluster.yml </text:span></text:span></text:p>
      <text:p text:style-name="P4"><text:span text:style-name="Source_20_Text"><text:span text:style-name="T8">$ </text:span></text:span><text:span text:style-name="Source_20_Text">rke config</text:span></text:p>
      <text:p text:style-name="P4"><text:span text:style-name="Source_20_Text"><text:span text:style-name="T8">$ rke up</text:span></text:span></text:p>
      <text:p text:style-name="P5"><text:span text:style-name="Source_20_Text"><text:span text:style-name="T19">8</text:span></text:span><text:span text:style-name="Source_20_Text"><text:span text:style-name="T14">. copy the kube config file and save</text:span></text:span></text:p>
      <text:p text:style-name="P5"><text:span text:style-name="Source_20_Text"><text:span text:style-name="T14">$ </text:span></text:span><text:span text:style-name="Source_20_Text">mkdir ~/.kube</text:span></text:p>
      <text:p text:style-name="P5"><text:span text:style-name="Source_20_Text"><text:span text:style-name="T14">$ </text:span></text:span><text:span text:style-name="Source_20_Text">cp kube_config_cluster.yml ~/.kube/config</text:span></text:p>
      <text:p text:style-name="P5"><text:span text:style-name="Source_20_Text"><text:span text:style-name="T19">9</text:span></text:span><text:span text:style-name="Source_20_Text"><text:span text:style-name="T14"> Now Check the cluster</text:span></text:span></text:p>
      <text:p text:style-name="P5"><text:span text:style-name="Source_20_Text"><text:span text:style-name="T14">$ kubectl get nodes</text:span></text:span></text:p>
      <text:p text:style-name="P10"><text:span text:style-name="Source_20_Text"><text:span text:style-name="T19">$ kubectl get pods –-all-namespaces</text:span></text:span></text:p>
      <text:p text:style-name="P10"><text:span text:style-name="Source_20_Text"><text:span text:style-name="T19">10. Deploy the rancher using helm charts.</text:span></text:span></text:p>
      <text:p text:style-name="P10"><text:span text:style-name="Source_20_Text"><text:span text:style-name="T19">$ helm repo add rancher-stable </text:span></text:span><text:a xlink:type="simple" xlink:href="https://releases.rancher.com/server-charts/stable" text:style-name="Internet_20_link" text:visited-style-name="Visited_20_Internet_20_Link"><text:span text:style-name="Source_20_Text"><text:span text:style-name="T19">https://releases.rancher.com/server-charts/stable</text:span></text:span></text:a></text:p>
      <text:p text:style-name="P10"><text:span text:style-name="Source_20_Text"><text:span text:style-name="T19">$ kubectl create namespace cattle-system</text:span></text:span></text:p>
      <text:p text:style-name="P10"><text:span text:style-name="Source_20_Text"><text:span text:style-name="T19">$ </text:span></text:span><text:span text:style-name="Source_20_Text"><text:span text:style-name="T23">kubectl apply -f https://github.com/cert-manager/cert-manager/releases/download/v1.7.1/cert-manager.crds.yaml</text:span></text:span></text:p>
      <text:p text:style-name="P10"><text:span text:style-name="Source_20_Text"><text:span text:style-name="T19">$ </text:span></text:span><text:span text:style-name="Source_20_Text"><text:span text:style-name="T22">helm repo add jetstack </text:span></text:span><text:a xlink:type="simple" xlink:href="https://charts.jetstack.io/" text:style-name="Internet_20_link" text:visited-style-name="Visited_20_Internet_20_Link"><text:span text:style-name="Source_20_Text">https://charts.jetstack.io</text:span></text:a></text:p>
      <text:p text:style-name="P10"><text:span text:style-name="Source_20_Text"><text:span text:style-name="T19">$ </text:span></text:span><text:span text:style-name="Source_20_Text"><text:span text:style-name="T22">helm repo update</text:span></text:span></text:p>
      <text:p text:style-name="P10"><text:span text:style-name="Source_20_Text"><text:span text:style-name="T6">$ </text:span></text:span><text:span text:style-name="Source_20_Text"><text:span text:style-name="T24">helm install cert-manager jetstack/cert-manager \</text:span></text:span></text:p>
      <text:p text:style-name="Preformatted_20_Text"><text:span text:style-name="Source_20_Text"><text:span text:style-name="T24"><text:s text:c="2"/>--namespace cert-manager \</text:span></text:span></text:p>
      <text:p text:style-name="Preformatted_20_Text"><text:span text:style-name="Source_20_Text"><text:span text:style-name="T24"><text:s text:c="2"/>--create-namespace \</text:span></text:span></text:p>
      <text:p text:style-name="P1"><text:span text:style-name="Source_20_Text"><text:span text:style-name="T24"><text:s text:c="2"/>--version v1.7.1</text:span></text:span></text:p>
      <text:p text:style-name="P10"><text:span text:style-name="Source_20_Text"><text:span text:style-name="T25">$ helm install rancher rancher-stable/rancher \</text:span></text:span></text:p>
      <text:p text:style-name="Preformatted_20_Text"><text:span text:style-name="Source_20_Text"><text:span text:style-name="T24"><text:s text:c="2"/>--namespace cattle-system \</text:span></text:span></text:p>
      <text:p text:style-name="Preformatted_20_Text"><text:span text:style-name="Source_20_Text"><text:span text:style-name="T24"><text:s text:c="2"/>--set hostname=rancher.</text:span></text:span><text:span text:style-name="Source_20_Text"><text:span text:style-name="T25">aptiway.com</text:span></text:span><text:span text:style-name="Source_20_Text"><text:span text:style-name="T24"> \</text:span></text:span></text:p>
      <text:p text:style-name="Preformatted_20_Text"><text:span text:style-name="Source_20_Text"><text:span text:style-name="T24"><text:s text:c="2"/>--set bootstrapPassword=admin \</text:span></text:span></text:p>
      <text:p text:style-name="Preformatted_20_Text"><text:span text:style-name="Source_20_Text"><text:span text:style-name="T24"><text:s text:c="2"/>--set ingress.tls.source=letsEncrypt \</text:span></text:span></text:p>
      <text:p text:style-name="Preformatted_20_Text"><text:span text:style-name="Source_20_Text"><text:span text:style-name="T24"><text:s text:c="2"/>--set letsEncrypt.email=</text:span></text:span><text:span text:style-name="Source_20_Text"><text:span text:style-name="T25">anil.gunde@aptiway.com</text:span></text:span><text:span text:style-name="Source_20_Text"><text:span text:style-name="T24"> \</text:span></text:span></text:p>
      <text:p text:style-name="P1"><text:span text:style-name="Source_20_Text"><text:span text:style-name="T24"><text:s text:c="2"/>--set letsEncrypt.ingress.class=nginx</text:span></text:span></text:p>
      <text:p text:style-name="P10"><text:span text:style-name="Source_20_Text"><text:span text:style-name="T25"/></text:span></text:p>
      <text:p text:style-name="P10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5:05:43.515540178</meta:creation-date>
    <dc:date>2022-09-29T16:09:30.081426799</dc:date>
    <meta:editing-duration>PT25M41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2" meta:paragraph-count="54" meta:word-count="284" meta:character-count="2151" meta:non-whitespace-character-count="1913"/>
  </office:meta>
</office:document-meta>
</file>